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02c137"/>
    </style:style>
    <style:style style:name="P3" style:family="paragraph" style:parent-style-name="Standard">
      <style:text-properties officeooo:rsid="0008125f" officeooo:paragraph-rsid="0008125f"/>
    </style:style>
    <style:style style:name="P4" style:family="paragraph" style:parent-style-name="Standard">
      <style:text-properties officeooo:rsid="000a85eb" officeooo:paragraph-rsid="000a85eb"/>
    </style:style>
    <style:style style:name="P5" style:family="paragraph" style:parent-style-name="Standard">
      <style:text-properties officeooo:rsid="000a992a" officeooo:paragraph-rsid="000a992a"/>
    </style:style>
    <style:style style:name="P6" style:family="paragraph" style:parent-style-name="Standard">
      <style:text-properties officeooo:rsid="000bfbb0" officeooo:paragraph-rsid="000bfbb0"/>
    </style:style>
    <style:style style:name="P7" style:family="paragraph" style:parent-style-name="Standard">
      <style:text-properties officeooo:rsid="000cbdab" officeooo:paragraph-rsid="000cbdab"/>
    </style:style>
    <style:style style:name="P8" style:family="paragraph" style:parent-style-name="Standard">
      <style:text-properties officeooo:rsid="000e9a11" officeooo:paragraph-rsid="000e9a11"/>
    </style:style>
    <style:style style:name="P9" style:family="paragraph" style:parent-style-name="Standard">
      <style:text-properties officeooo:rsid="000fb425" officeooo:paragraph-rsid="000fb425"/>
    </style:style>
    <style:style style:name="P10" style:family="paragraph" style:parent-style-name="Standard">
      <style:paragraph-properties fo:margin-top="0cm" fo:margin-bottom="0.499cm" style:contextual-spacing="false"/>
      <style:text-properties officeooo:paragraph-rsid="000fc542"/>
    </style:style>
    <style:style style:name="P11" style:family="paragraph" style:parent-style-name="Standard">
      <style:paragraph-properties fo:margin-top="0cm" fo:margin-bottom="0.499cm" style:contextual-spacing="false"/>
      <style:text-properties officeooo:rsid="000fc542" officeooo:paragraph-rsid="000fc542"/>
    </style:style>
    <style:style style:name="P12" style:family="paragraph" style:parent-style-name="Standard">
      <style:text-properties officeooo:rsid="0011a5ae" officeooo:paragraph-rsid="0011a5ae"/>
    </style:style>
    <style:style style:name="P13" style:family="paragraph" style:parent-style-name="Standard">
      <style:text-properties officeooo:rsid="000a992a" officeooo:paragraph-rsid="000a992a"/>
    </style:style>
    <style:style style:name="P14" style:family="paragraph" style:parent-style-name="Standard">
      <style:text-properties officeooo:rsid="000a992a" officeooo:paragraph-rsid="0011a5ae"/>
    </style:style>
    <style:style style:name="P15" style:family="paragraph" style:parent-style-name="Preformatted_20_Text">
      <style:text-properties fo:font-size="10.5pt" officeooo:paragraph-rsid="000fc542" style:font-size-asian="10.5pt" style:font-size-complex="10.5pt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rsid="000fc542" officeooo:paragraph-rsid="000fc542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rsid="000912f8" officeooo:paragraph-rsid="000912f8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rsid="00064550" officeooo:paragraph-rsid="000fc542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rsid="000542a4" officeooo:paragraph-rsid="000fc542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1.3999996185303pt" officeooo:rsid="000fc542" officeooo:paragraph-rsid="000fc542" style:font-size-asian="10pt" style:font-size-complex="11.3999996185303pt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0000ff" fo:font-size="10.5pt" style:font-size-asian="10.5pt" style:font-size-complex="10.5pt"/>
    </style:style>
    <style:style style:name="T4" style:family="text">
      <style:text-properties fo:color="#0000ff" officeooo:rsid="000542a4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fo:color="#000000" fo:font-size="10.5pt" style:font-size-asian="10.5pt" style:font-size-complex="10.5pt"/>
    </style:style>
    <style:style style:name="T8" style:family="text">
      <style:text-properties fo:color="#000000" officeooo:rsid="000542a4"/>
    </style:style>
    <style:style style:name="T9" style:family="text">
      <style:text-properties fo:color="#800080" officeooo:rsid="000542a4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0542a4"/>
    </style:style>
    <style:style style:name="T12" style:family="text">
      <style:text-properties officeooo:rsid="000fc5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ANerated Hands for Real-Time 3D Hand Tracking from Monocular RGB Installation</text:p>
      <text:p text:style-name="P17">1.BASIC</text:p>
      <text:p text:style-name="P15">sudo apt-get <text:span text:style-name="T2">install</text:span> build-essential libprotobuf-dev libleveldb-dev libsnappy-dev <text:span text:style-name="T5">libopencv-dev</text:span> libhdf5-serial-dev protobuf-<text:span text:style-name="T6">compiler</text:span></text:p>
      <text:p text:style-name="P15"><text:span text:style-name="T6">sudo apt</text:span>-get <text:span text:style-name="T2">install</text:span> libopenblas-dev liblapack-dev libatlas-base-dev libgflags-dev libgoogle-glog-dev liblmdb-<text:span text:style-name="T6">dev</text:span></text:p>
      <text:p text:style-name="P15"><text:span text:style-name="T6">sudo apt</text:span>-get <text:span text:style-name="T2">install </text:span><text:s/>libboost-all-<text:span text:style-name="T6">dev</text:span></text:p>
      <text:p text:style-name="P15">sudo apt-get install libcheese-gtk23 libcheese7</text:p>
      <text:p text:style-name="P17"><text:span text:style-name="T7">sudo </text:span><text:span text:style-name="Source_20_Text"><text:span text:style-name="T10">aptitude</text:span></text:span><text:span text:style-name="T10"> </text:span><text:span text:style-name="T3">install</text:span><text:span text:style-name="T10"> freeglut3-dev build-essential libx11-dev libxmu-dev libxi-dev libgl1-mesa-glx libglu1-mesa libglu1-mesa-dev</text:span></text:p>
      <text:p text:style-name="P21">sudo apt-get install vim python-pip git</text:p>
      <text:p text:style-name="P1">2.CUDA&amp;CUDNN</text:p>
      <text:p text:style-name="P17">cuda-repo-ubuntu1604-8-0-local_8.0.44-1_amd64.deb</text:p>
      <text:p text:style-name="P10">sudo dpkg -i cuda-repo-ubuntu1404-8-0-local_8.0.44-1_amd64.deb</text:p>
      <text:p text:style-name="P10"><text:bookmark text:name="targetInstructions1"/>sudo apt-get update</text:p>
      <text:p text:style-name="P11">sudo apt-get install cuda</text:p>
      <text:p text:style-name="P11">export PATH=/usr/local/cuda-8.0/bin:$PATH</text:p>
      <text:p text:style-name="P11">export LD_LIBRARY_PATH=/usr/local/cuda-8.0/lib64:$LD_LIBRARY_PATH</text:p>
      <text:p text:style-name="P17">cudnn-8.0-linux-x64-v5.1.tgz（install unrar）</text:p>
      <text:p text:style-name="P19"><text:span text:style-name="Source_20_Text">sudo apt-get install unrar</text:span></text:p>
      <text:p text:style-name="P20"><text:span text:style-name="Source_20_Text"><text:span text:style-name="T4">untar</text:span></text:span><text:span text:style-name="Source_20_Text"><text:span text:style-name="T11"> -zxvf cudnn-</text:span></text:span><text:span text:style-name="Source_20_Text"><text:span text:style-name="T9">8.0</text:span></text:span><text:span text:style-name="Source_20_Text"><text:span text:style-name="T11">-linux-x64-v5.</text:span></text:span><text:span text:style-name="Source_20_Text"><text:span text:style-name="T9">1</text:span></text:span><text:span text:style-name="Source_20_Text"><text:span text:style-name="T8">.tgz</text:span></text:span></text:p>
      <text:p text:style-name="P17">sudo cp cuda/include/cudnn.h /usr/local/cuda-8.0/include/ <text:s/></text:p>
      <text:p text:style-name="P17"/>
      <text:p text:style-name="P17">sudo cp cuda/lib64/libcudnn* /usr/local/cuda-8.0/lib64/ <text:s/></text:p>
      <text:p text:style-name="P17"/>
      <text:p text:style-name="P17">sudo chmod a+r /usr/local/cuda-8.0/include/cudnn.h <text:s/></text:p>
      <text:p text:style-name="P17"/>
      <text:p text:style-name="P17">sudo chmod a+r /usr/local/cuda-8.0/lib64/libcudnn*</text:p>
      <text:p text:style-name="P17"/>
      <text:p text:style-name="P1">git clone https:<text:span text:style-name="T1">//github.com/BVLC/caffe.git</text:span></text:p>
      <text:p text:style-name="P1"/>
      <text:p text:style-name="Preformatted_20_Text"/>
      <text:p text:style-name="P18"><text:soft-page-break/>https://blog.csdn.net/LEILEI18A/article/details/79490081</text:p>
      <text:p text:style-name="P2"/>
      <text:p text:style-name="Standard">3.MATALAB</text:p>
      <text:p text:style-name="P12">R2015b_glnxa64.iso</text:p>
      <text:p text:style-name="P12">Matlab2015bLinux64Crack</text:p>
      <text:p text:style-name="P12">NOTE:make a folder for licenses</text:p>
      <text:p text:style-name="P3"><text:a xlink:type="simple" xlink:href="https://blog.csdn.net/qq_32892383/article/details/79670871">https://blog.csdn.net/qq_32892383/article/details/79670871</text:a></text:p>
      <text:p text:style-name="P3"><text:a xlink:type="simple" xlink:href="https://www.cnblogs.com/banju/p/7918895.html">https://www.cnblogs.com/banju/p/7918895.html</text:a></text:p>
      <text:p text:style-name="P4"><text:a xlink:type="simple" xlink:href="https://www.cnblogs.com/zhbzz2007/p/5499180.html">https://www.cnblogs.com/zhbzz2007/p/5499180.html</text:a></text:p>
      <text:p text:style-name="P5"><text:a xlink:type="simple" xlink:href="https://www.cnblogs.com/empty16/p/4793404.html">https://www.cnblogs.com/empty16/p/4793404.html</text:a></text:p>
      <text:p text:style-name="P5">4.OPENCV3.1</text:p>
      <text:p text:style-name="P5">refer the searching result of net.</text:p>
      <text:p text:style-name="P14">5.CAFFE(MAKEFILE,MAKFILE.CONFIG)(REFER THE <text:span text:style-name="T12">GANerated Hands for Real-Time 3D Hand Tracking from Monocular RGB PUT .CPP AND .HPP TO THE EXACT PLACE</text:span>)</text:p>
      <text:p text:style-name="P5">MAKEFILE:</text:p>
      <text:p text:style-name="P12">PROJECT := caffe</text:p>
      <text:p text:style-name="P12"></text:p>
      <text:p text:style-name="P12">CONFIG_FILE := Makefile.config</text:p>
      <text:p text:style-name="P12"># Explicitly check for the config file, otherwise make -k will proceed anyway.</text:p>
      <text:p text:style-name="P12">ifeq ($(wildcard $(CONFIG_FILE)),)</text:p>
      <text:p text:style-name="P12">$(error $(CONFIG_FILE) not found. See $(CONFIG_FILE).example.)</text:p>
      <text:p text:style-name="P12">endif</text:p>
      <text:p text:style-name="P12">include $(CONFIG_FILE)</text:p>
      <text:p text:style-name="P12"></text:p>
      <text:p text:style-name="P12">BUILD_DIR_LINK := $(BUILD_DIR)</text:p>
      <text:p text:style-name="P12">ifeq ($(RELEASE_BUILD_DIR),)</text:p>
      <text:p text:style-name="P12"><text:tab/>RELEASE_BUILD_DIR := .$(BUILD_DIR)_release</text:p>
      <text:p text:style-name="P12">endif</text:p>
      <text:p text:style-name="P12">ifeq ($(DEBUG_BUILD_DIR),)</text:p>
      <text:p text:style-name="P12"><text:tab/>DEBUG_BUILD_DIR := .$(BUILD_DIR)_debug</text:p>
      <text:p text:style-name="P12">endif</text:p>
      <text:p text:style-name="P12"></text:p>
      <text:p text:style-name="P12">DEBUG ?= 0</text:p>
      <text:p text:style-name="P12">ifeq ($(DEBUG), 1)</text:p>
      <text:p text:style-name="P12"><text:tab/>BUILD_DIR := $(DEBUG_BUILD_DIR)</text:p>
      <text:p text:style-name="P12"><text:tab/>OTHER_BUILD_DIR := $(RELEASE_BUILD_DIR)</text:p>
      <text:p text:style-name="P12">else</text:p>
      <text:p text:style-name="P12"><text:tab/>BUILD_DIR := $(RELEASE_BUILD_DIR)</text:p>
      <text:p text:style-name="P12"><text:tab/>OTHER_BUILD_DIR := $(DEBUG_BUILD_DIR)</text:p>
      <text:p text:style-name="P12">endif</text:p>
      <text:p text:style-name="P12"></text:p>
      <text:p text:style-name="P12"># All of the directories containing code.</text:p>
      <text:p text:style-name="P12">SRC_DIRS := $(shell find * -type d -exec bash -c "find {} -maxdepth 1 \</text:p>
      <text:p text:style-name="P12"><text:tab/>\( -name '*.cpp' -o -name '*.proto' \) | grep -q ." \; -print)</text:p>
      <text:p text:style-name="P12"></text:p>
      <text:p text:style-name="P12"># The target shared library name</text:p>
      <text:p text:style-name="P12">LIBRARY_NAME := $(PROJECT)</text:p>
      <text:p text:style-name="P12">LIB_BUILD_DIR := $(BUILD_DIR)/lib</text:p>
      <text:p text:style-name="P12">STATIC_NAME := $(LIB_BUILD_DIR)/lib$(LIBRARY_NAME).a</text:p>
      <text:p text:style-name="P12">DYNAMIC_VERSION_MAJOR <text:tab/><text:tab/>:= 1</text:p>
      <text:p text:style-name="P12"><text:soft-page-break/>DYNAMIC_VERSION_MINOR <text:tab/><text:tab/>:= 0</text:p>
      <text:p text:style-name="P12">DYNAMIC_VERSION_REVISION <text:tab/>:= 0</text:p>
      <text:p text:style-name="P12">DYNAMIC_NAME_SHORT := lib$(LIBRARY_NAME).so</text:p>
      <text:p text:style-name="P12">#DYNAMIC_SONAME_SHORT := $(DYNAMIC_NAME_SHORT).$(DYNAMIC_VERSION_MAJOR)</text:p>
      <text:p text:style-name="P12">DYNAMIC_VERSIONED_NAME_SHORT := $(DYNAMIC_NAME_SHORT).$(DYNAMIC_VERSION_MAJOR).$(DYNAMIC_VERSION_MINOR).$(DYNAMIC_VERSION_REVISION)</text:p>
      <text:p text:style-name="P12">DYNAMIC_NAME := $(LIB_BUILD_DIR)/$(DYNAMIC_VERSIONED_NAME_SHORT)</text:p>
      <text:p text:style-name="P12">COMMON_FLAGS += -DCAFFE_VERSION=$(DYNAMIC_VERSION_MAJOR).$(DYNAMIC_VERSION_MINOR).$(DYNAMIC_VERSION_REVISION)</text:p>
      <text:p text:style-name="P12"></text:p>
      <text:p text:style-name="P12">##############################</text:p>
      <text:p text:style-name="P12"># Get all source files</text:p>
      <text:p text:style-name="P12">##############################</text:p>
      <text:p text:style-name="P12"># CXX_SRCS are the source files excluding the test ones.</text:p>
      <text:p text:style-name="P12">CXX_SRCS := $(shell find src/$(PROJECT) ! -name "test_*.cpp" -name "*.cpp")</text:p>
      <text:p text:style-name="P12"># CU_SRCS are the cuda source files</text:p>
      <text:p text:style-name="P12">CU_SRCS := $(shell find src/$(PROJECT) ! -name "test_*.cu" -name "*.cu")</text:p>
      <text:p text:style-name="P12"># TEST_SRCS are the test source files</text:p>
      <text:p text:style-name="P12">TEST_MAIN_SRC := src/$(PROJECT)/test/test_caffe_main.cpp</text:p>
      <text:p text:style-name="P12">TEST_SRCS := $(shell find src/$(PROJECT) -name "test_*.cpp")</text:p>
      <text:p text:style-name="P12">TEST_SRCS := $(filter-out $(TEST_MAIN_SRC), $(TEST_SRCS))</text:p>
      <text:p text:style-name="P12">TEST_CU_SRCS := $(shell find src/$(PROJECT) -name "test_*.cu")</text:p>
      <text:p text:style-name="P12">GTEST_SRC := src/gtest/gtest-all.cpp</text:p>
      <text:p text:style-name="P12"># TOOL_SRCS are the source files for the tool binaries</text:p>
      <text:p text:style-name="P12">TOOL_SRCS := $(shell find tools -name "*.cpp")</text:p>
      <text:p text:style-name="P12"># EXAMPLE_SRCS are the source files for the example binaries</text:p>
      <text:p text:style-name="P12">EXAMPLE_SRCS := $(shell find examples -name "*.cpp")</text:p>
      <text:p text:style-name="P12"># BUILD_INCLUDE_DIR contains any generated header files we want to include.</text:p>
      <text:p text:style-name="P12">BUILD_INCLUDE_DIR := $(BUILD_DIR)/src</text:p>
      <text:p text:style-name="P12"># PROTO_SRCS are the protocol buffer definitions</text:p>
      <text:p text:style-name="P12">PROTO_SRC_DIR := src/$(PROJECT)/proto</text:p>
      <text:p text:style-name="P12">PROTO_SRCS := $(wildcard $(PROTO_SRC_DIR)/*.proto)</text:p>
      <text:p text:style-name="P12"># PROTO_BUILD_DIR will contain the .cc and obj files generated from</text:p>
      <text:p text:style-name="P12"># PROTO_SRCS; PROTO_BUILD_INCLUDE_DIR will contain the .h header files</text:p>
      <text:p text:style-name="P12">PROTO_BUILD_DIR := $(BUILD_DIR)/$(PROTO_SRC_DIR)</text:p>
      <text:p text:style-name="P12">PROTO_BUILD_INCLUDE_DIR := $(BUILD_INCLUDE_DIR)/$(PROJECT)/proto</text:p>
      <text:p text:style-name="P12"># NONGEN_CXX_SRCS includes all source/header files except those generated</text:p>
      <text:p text:style-name="P12"># automatically (e.g., by proto).</text:p>
      <text:p text:style-name="P12">NONGEN_CXX_SRCS := $(shell find \</text:p>
      <text:p text:style-name="P12"><text:tab/>src/$(PROJECT) \</text:p>
      <text:p text:style-name="P12"><text:tab/>include/$(PROJECT) \</text:p>
      <text:p text:style-name="P12"><text:tab/>python/$(PROJECT) \</text:p>
      <text:p text:style-name="P12"><text:tab/>matlab/+$(PROJECT)/private \</text:p>
      <text:p text:style-name="P12"><text:tab/>examples \</text:p>
      <text:p text:style-name="P12"><text:tab/>tools \</text:p>
      <text:p text:style-name="P12"><text:tab/>-name "*.cpp" -or -name "*.hpp" -or -name "*.cu" -or -name "*.cuh")</text:p>
      <text:p text:style-name="P12">LINT_SCRIPT := scripts/cpp_lint.py</text:p>
      <text:p text:style-name="P12">LINT_OUTPUT_DIR := $(BUILD_DIR)/.lint</text:p>
      <text:p text:style-name="P12">LINT_EXT := lint.txt</text:p>
      <text:p text:style-name="P12">LINT_OUTPUTS := $(addsuffix .$(LINT_EXT), $(addprefix $(LINT_OUTPUT_DIR)/, $<text:soft-page-break/>(NONGEN_CXX_SRCS)))</text:p>
      <text:p text:style-name="P12">EMPTY_LINT_REPORT := $(BUILD_DIR)/.$(LINT_EXT)</text:p>
      <text:p text:style-name="P12">NONEMPTY_LINT_REPORT := $(BUILD_DIR)/$(LINT_EXT)</text:p>
      <text:p text:style-name="P12"># PY$(PROJECT)_SRC is the python wrapper for $(PROJECT)</text:p>
      <text:p text:style-name="P12">PY$(PROJECT)_SRC := python/$(PROJECT)/_$(PROJECT).cpp</text:p>
      <text:p text:style-name="P12">PY$(PROJECT)_SO := python/$(PROJECT)/_$(PROJECT).so</text:p>
      <text:p text:style-name="P12">PY$(PROJECT)_HXX := include/$(PROJECT)/layers/python_layer.hpp</text:p>
      <text:p text:style-name="P12"># MAT$(PROJECT)_SRC is the mex entrance point of matlab package for $(PROJECT)</text:p>
      <text:p text:style-name="P12">MAT$(PROJECT)_SRC := matlab/+$(PROJECT)/private/$(PROJECT)_.cpp</text:p>
      <text:p text:style-name="P12">ifneq ($(MATLAB_DIR),)</text:p>
      <text:p text:style-name="P12"><text:tab/>MAT_SO_EXT := $(shell $(MATLAB_DIR)/bin/mexext)</text:p>
      <text:p text:style-name="P12">endif</text:p>
      <text:p text:style-name="P12">MAT$(PROJECT)_SO := matlab/+$(PROJECT)/private/$(PROJECT)_.$(MAT_SO_EXT)</text:p>
      <text:p text:style-name="P12"></text:p>
      <text:p text:style-name="P12">##############################</text:p>
      <text:p text:style-name="P12"># Derive generated files</text:p>
      <text:p text:style-name="P12">##############################</text:p>
      <text:p text:style-name="P12"># The generated files for protocol buffers</text:p>
      <text:p text:style-name="P12">PROTO_GEN_HEADER_SRCS := $(addprefix $(PROTO_BUILD_DIR)/, \</text:p>
      <text:p text:style-name="P12"><text:tab/><text:tab/>$(notdir ${PROTO_SRCS:.proto=.pb.h}))</text:p>
      <text:p text:style-name="P12">PROTO_GEN_HEADER := $(addprefix $(PROTO_BUILD_INCLUDE_DIR)/, \</text:p>
      <text:p text:style-name="P12"><text:tab/><text:tab/>$(notdir ${PROTO_SRCS:.proto=.pb.h}))</text:p>
      <text:p text:style-name="P12">PROTO_GEN_CC := $(addprefix $(BUILD_DIR)/, ${PROTO_SRCS:.proto=.pb.cc})</text:p>
      <text:p text:style-name="P12">PY_PROTO_BUILD_DIR := python/$(PROJECT)/proto</text:p>
      <text:p text:style-name="P12">PY_PROTO_INIT := python/$(PROJECT)/proto/__init__.py</text:p>
      <text:p text:style-name="P12">PROTO_GEN_PY := $(foreach file,${PROTO_SRCS:.proto=_pb2.py}, \</text:p>
      <text:p text:style-name="P12"><text:tab/><text:tab/>$(PY_PROTO_BUILD_DIR)/$(notdir $(file)))</text:p>
      <text:p text:style-name="P12"># The objects corresponding to the source files</text:p>
      <text:p text:style-name="P12"># These objects will be linked into the final shared library, so we</text:p>
      <text:p text:style-name="P12"># exclude the tool, example, and test objects.</text:p>
      <text:p text:style-name="P12">CXX_OBJS := $(addprefix $(BUILD_DIR)/, ${CXX_SRCS:.cpp=.o})</text:p>
      <text:p text:style-name="P12">CU_OBJS := $(addprefix $(BUILD_DIR)/cuda/, ${CU_SRCS:.cu=.o})</text:p>
      <text:p text:style-name="P12">PROTO_OBJS := ${PROTO_GEN_CC:.cc=.o}</text:p>
      <text:p text:style-name="P12">OBJS := $(PROTO_OBJS) $(CXX_OBJS) $(CU_OBJS)</text:p>
      <text:p text:style-name="P12"># tool, example, and test objects</text:p>
      <text:p text:style-name="P12">TOOL_OBJS := $(addprefix $(BUILD_DIR)/, ${TOOL_SRCS:.cpp=.o})</text:p>
      <text:p text:style-name="P12">TOOL_BUILD_DIR := $(BUILD_DIR)/tools</text:p>
      <text:p text:style-name="P12">TEST_CXX_BUILD_DIR := $(BUILD_DIR)/src/$(PROJECT)/test</text:p>
      <text:p text:style-name="P12">TEST_CU_BUILD_DIR := $(BUILD_DIR)/cuda/src/$(PROJECT)/test</text:p>
      <text:p text:style-name="P12">TEST_CXX_OBJS := $(addprefix $(BUILD_DIR)/, ${TEST_SRCS:.cpp=.o})</text:p>
      <text:p text:style-name="P12">TEST_CU_OBJS := $(addprefix $(BUILD_DIR)/cuda/, ${TEST_CU_SRCS:.cu=.o})</text:p>
      <text:p text:style-name="P12">TEST_OBJS := $(TEST_CXX_OBJS) $(TEST_CU_OBJS)</text:p>
      <text:p text:style-name="P12">GTEST_OBJ := $(addprefix $(BUILD_DIR)/, ${GTEST_SRC:.cpp=.o})</text:p>
      <text:p text:style-name="P12">EXAMPLE_OBJS := $(addprefix $(BUILD_DIR)/, ${EXAMPLE_SRCS:.cpp=.o})</text:p>
      <text:p text:style-name="P12"># Output files for automatic dependency generation</text:p>
      <text:p text:style-name="P12">DEPS := ${CXX_OBJS:.o=.d} ${CU_OBJS:.o=.d} ${TEST_CXX_OBJS:.o=.d} \</text:p>
      <text:p text:style-name="P12"><text:tab/>${TEST_CU_OBJS:.o=.d} $(BUILD_DIR)/${MAT$(PROJECT)_SO:.$(MAT_SO_EXT)=.d}</text:p>
      <text:p text:style-name="P12"># tool, example, and test bins</text:p>
      <text:p text:style-name="P12">TOOL_BINS := ${TOOL_OBJS:.o=.bin}</text:p>
      <text:p text:style-name="P12">EXAMPLE_BINS := ${EXAMPLE_OBJS:.o=.bin}</text:p>
      <text:p text:style-name="P12"># symlinks to tool bins without the ".bin" extension</text:p>
      <text:p text:style-name="P12"><text:soft-page-break/>TOOL_BIN_LINKS := ${TOOL_BINS:.bin=}</text:p>
      <text:p text:style-name="P12"># Put the test binaries in build/test for convenience.</text:p>
      <text:p text:style-name="P12">TEST_BIN_DIR := $(BUILD_DIR)/test</text:p>
      <text:p text:style-name="P12">TEST_CU_BINS := $(addsuffix .testbin,$(addprefix $(TEST_BIN_DIR)/, \</text:p>
      <text:p text:style-name="P12"><text:tab/><text:tab/>$(foreach obj,$(TEST_CU_OBJS),$(basename $(notdir $(obj))))))</text:p>
      <text:p text:style-name="P12">TEST_CXX_BINS := $(addsuffix .testbin,$(addprefix $(TEST_BIN_DIR)/, \</text:p>
      <text:p text:style-name="P12"><text:tab/><text:tab/>$(foreach obj,$(TEST_CXX_OBJS),$(basename $(notdir $(obj))))))</text:p>
      <text:p text:style-name="P12">TEST_BINS := $(TEST_CXX_BINS) $(TEST_CU_BINS)</text:p>
      <text:p text:style-name="P12"># TEST_ALL_BIN is the test binary that links caffe dynamically.</text:p>
      <text:p text:style-name="P12">TEST_ALL_BIN := $(TEST_BIN_DIR)/test_all.testbin</text:p>
      <text:p text:style-name="P12"></text:p>
      <text:p text:style-name="P12">##############################</text:p>
      <text:p text:style-name="P12"># Derive compiler warning dump locations</text:p>
      <text:p text:style-name="P12">##############################</text:p>
      <text:p text:style-name="P12">WARNS_EXT := warnings.txt</text:p>
      <text:p text:style-name="P12">CXX_WARNS := $(addprefix $(BUILD_DIR)/, ${CXX_SRCS:.cpp=.o.$(WARNS_EXT)})</text:p>
      <text:p text:style-name="P12">CU_WARNS := $(addprefix $(BUILD_DIR)/cuda/, ${CU_SRCS:.cu=.o.$(WARNS_EXT)})</text:p>
      <text:p text:style-name="P12">TOOL_WARNS := $(addprefix $(BUILD_DIR)/, ${TOOL_SRCS:.cpp=.o.$(WARNS_EXT)})</text:p>
      <text:p text:style-name="P12">EXAMPLE_WARNS := $(addprefix $(BUILD_DIR)/, ${EXAMPLE_SRCS:.cpp=.o.$(WARNS_EXT)})</text:p>
      <text:p text:style-name="P12">TEST_WARNS := $(addprefix $(BUILD_DIR)/, ${TEST_SRCS:.cpp=.o.$(WARNS_EXT)})</text:p>
      <text:p text:style-name="P12">TEST_CU_WARNS := $(addprefix $(BUILD_DIR)/cuda/, ${TEST_CU_SRCS:.cu=.o.$(WARNS_EXT)})</text:p>
      <text:p text:style-name="P12">ALL_CXX_WARNS := $(CXX_WARNS) $(TOOL_WARNS) $(EXAMPLE_WARNS) $(TEST_WARNS)</text:p>
      <text:p text:style-name="P12">ALL_CU_WARNS := $(CU_WARNS) $(TEST_CU_WARNS)</text:p>
      <text:p text:style-name="P12">ALL_WARNS := $(ALL_CXX_WARNS) $(ALL_CU_WARNS)</text:p>
      <text:p text:style-name="P12"></text:p>
      <text:p text:style-name="P12">EMPTY_WARN_REPORT := $(BUILD_DIR)/.$(WARNS_EXT)</text:p>
      <text:p text:style-name="P12">NONEMPTY_WARN_REPORT := $(BUILD_DIR)/$(WARNS_EXT)</text:p>
      <text:p text:style-name="P12"></text:p>
      <text:p text:style-name="P12">##############################</text:p>
      <text:p text:style-name="P12"># Derive include and lib directories</text:p>
      <text:p text:style-name="P12">##############################</text:p>
      <text:p text:style-name="P12">CUDA_INCLUDE_DIR := $(CUDA_DIR)/include</text:p>
      <text:p text:style-name="P12"></text:p>
      <text:p text:style-name="P12">CUDA_LIB_DIR :=</text:p>
      <text:p text:style-name="P12"># add &lt;cuda&gt;/lib64 only if it exists</text:p>
      <text:p text:style-name="P12">ifneq ("$(wildcard $(CUDA_DIR)/lib64)","")</text:p>
      <text:p text:style-name="P12"><text:tab/>CUDA_LIB_DIR += $(CUDA_DIR)/lib64</text:p>
      <text:p text:style-name="P12">endif</text:p>
      <text:p text:style-name="P12">CUDA_LIB_DIR += $(CUDA_DIR)/lib</text:p>
      <text:p text:style-name="P12"></text:p>
      <text:p text:style-name="P12">INCLUDE_DIRS += $(BUILD_INCLUDE_DIR) ./src ./include</text:p>
      <text:p text:style-name="P12">ifneq ($(CPU_ONLY), 1)</text:p>
      <text:p text:style-name="P12"><text:tab/>INCLUDE_DIRS += $(CUDA_INCLUDE_DIR)</text:p>
      <text:p text:style-name="P12"><text:tab/>LIBRARY_DIRS += $(CUDA_LIB_DIR)</text:p>
      <text:p text:style-name="P12"><text:tab/>LIBRARIES := cudart cublas curand</text:p>
      <text:p text:style-name="P12">endif</text:p>
      <text:p text:style-name="P12"></text:p>
      <text:p text:style-name="P12">LIBRARIES += <text:s/>glog gflags protobuf boost_system boost_filesystem m hdf5_hl hdf5 opencv_core opencv_highgui opencv_imgproc opencv_imgcodecs</text:p>
      <text:p text:style-name="P12"><text:soft-page-break/></text:p>
      <text:p text:style-name="P12"># handle IO dependencies</text:p>
      <text:p text:style-name="P12">USE_LEVELDB ?= 1</text:p>
      <text:p text:style-name="P12">USE_LMDB ?= 1</text:p>
      <text:p text:style-name="P12"># This code is taken from https://github.com/sh1r0/caffe-android-lib</text:p>
      <text:p text:style-name="P12">USE_HDF5 ?= 1</text:p>
      <text:p text:style-name="P12">USE_OPENCV ?= 1</text:p>
      <text:p text:style-name="P12"></text:p>
      <text:p text:style-name="P12">ifeq ($(USE_LEVELDB), 1)</text:p>
      <text:p text:style-name="P12"><text:tab/>LIBRARIES += leveldb snappy</text:p>
      <text:p text:style-name="P12">endif</text:p>
      <text:p text:style-name="P12">ifeq ($(USE_LMDB), 1)</text:p>
      <text:p text:style-name="P12"><text:tab/>LIBRARIES += lmdb</text:p>
      <text:p text:style-name="P12">endif</text:p>
      <text:p text:style-name="P12"># This code is taken from https://github.com/sh1r0/caffe-android-lib</text:p>
      <text:p text:style-name="P12">ifeq ($(USE_HDF5), 1)</text:p>
      <text:p text:style-name="P12"><text:tab/>LIBRARIES += hdf5_hl hdf5</text:p>
      <text:p text:style-name="P12">endif</text:p>
      <text:p text:style-name="P12">ifeq ($(USE_OPENCV), 1)</text:p>
      <text:p text:style-name="P12"><text:tab/>LIBRARIES += opencv_core opencv_highgui opencv_imgproc</text:p>
      <text:p text:style-name="P12"></text:p>
      <text:p text:style-name="P12"><text:tab/>ifeq ($(OPENCV_VERSION), 3)</text:p>
      <text:p text:style-name="P12"><text:tab/><text:tab/>LIBRARIES += opencv_imgcodecs</text:p>
      <text:p text:style-name="P12"><text:tab/>endif</text:p>
      <text:p text:style-name="P12"></text:p>
      <text:p text:style-name="P12">endif</text:p>
      <text:p text:style-name="P12">PYTHON_LIBRARIES ?= boost_python python2.7</text:p>
      <text:p text:style-name="P12">WARNINGS := -Wall -Wno-sign-compare</text:p>
      <text:p text:style-name="P12"></text:p>
      <text:p text:style-name="P12">##############################</text:p>
      <text:p text:style-name="P12"># Set build directories</text:p>
      <text:p text:style-name="P12">##############################</text:p>
      <text:p text:style-name="P12"></text:p>
      <text:p text:style-name="P12">DISTRIBUTE_DIR ?= distribute</text:p>
      <text:p text:style-name="P12">DISTRIBUTE_SUBDIRS := $(DISTRIBUTE_DIR)/bin $(DISTRIBUTE_DIR)/lib</text:p>
      <text:p text:style-name="P12">DIST_ALIASES := dist</text:p>
      <text:p text:style-name="P12">ifneq ($(strip $(DISTRIBUTE_DIR)),distribute)</text:p>
      <text:p text:style-name="P12"><text:tab/><text:tab/>DIST_ALIASES += distribute</text:p>
      <text:p text:style-name="P12">endif</text:p>
      <text:p text:style-name="P12"></text:p>
      <text:p text:style-name="P12">ALL_BUILD_DIRS := $(sort $(BUILD_DIR) $(addprefix $(BUILD_DIR)/, $(SRC_DIRS)) \</text:p>
      <text:p text:style-name="P12"><text:tab/>$(addprefix $(BUILD_DIR)/cuda/, $(SRC_DIRS)) \</text:p>
      <text:p text:style-name="P12"><text:tab/>$(LIB_BUILD_DIR) $(TEST_BIN_DIR) $(PY_PROTO_BUILD_DIR) $(LINT_OUTPUT_DIR) \</text:p>
      <text:p text:style-name="P12"><text:tab/>$(DISTRIBUTE_SUBDIRS) $(PROTO_BUILD_INCLUDE_DIR))</text:p>
      <text:p text:style-name="P12"></text:p>
      <text:p text:style-name="P12">##############################</text:p>
      <text:p text:style-name="P12"># Set directory for Doxygen-generated documentation</text:p>
      <text:p text:style-name="P12">##############################</text:p>
      <text:p text:style-name="P12">DOXYGEN_CONFIG_FILE ?= ./.Doxyfile</text:p>
      <text:p text:style-name="P12"># should be the same as OUTPUT_DIRECTORY in the .Doxyfile</text:p>
      <text:p text:style-name="P12">DOXYGEN_OUTPUT_DIR ?= ./doxygen</text:p>
      <text:p text:style-name="P12"><text:soft-page-break/>DOXYGEN_COMMAND ?= doxygen</text:p>
      <text:p text:style-name="P12"># All the files that might have Doxygen documentation.</text:p>
      <text:p text:style-name="P12">DOXYGEN_SOURCES := $(shell find \</text:p>
      <text:p text:style-name="P12"><text:tab/>src/$(PROJECT) \</text:p>
      <text:p text:style-name="P12"><text:tab/>include/$(PROJECT) \</text:p>
      <text:p text:style-name="P12"><text:tab/>python/ \</text:p>
      <text:p text:style-name="P12"><text:tab/>matlab/ \</text:p>
      <text:p text:style-name="P12"><text:tab/>examples \</text:p>
      <text:p text:style-name="P12"><text:tab/>tools \</text:p>
      <text:p text:style-name="P12"><text:tab/>-name "*.cpp" -or -name "*.hpp" -or -name "*.cu" -or -name "*.cuh" -or \</text:p>
      <text:p text:style-name="P12"><text:s text:c="8"/>-name "*.py" -or -name "*.m")</text:p>
      <text:p text:style-name="P12">DOXYGEN_SOURCES += $(DOXYGEN_CONFIG_FILE)</text:p>
      <text:p text:style-name="P12"></text:p>
      <text:p text:style-name="P12"></text:p>
      <text:p text:style-name="P12">##############################</text:p>
      <text:p text:style-name="P12"># Configure build</text:p>
      <text:p text:style-name="P12">##############################</text:p>
      <text:p text:style-name="P12"></text:p>
      <text:p text:style-name="P12"># Determine platform</text:p>
      <text:p text:style-name="P12">UNAME := $(shell uname -s)</text:p>
      <text:p text:style-name="P12">ifeq ($(UNAME), Linux)</text:p>
      <text:p text:style-name="P12"><text:tab/>LINUX := 1</text:p>
      <text:p text:style-name="P12">else ifeq ($(UNAME), Darwin)</text:p>
      <text:p text:style-name="P12"><text:tab/>OSX := 1</text:p>
      <text:p text:style-name="P12"><text:tab/>OSX_MAJOR_VERSION := $(shell sw_vers -productVersion | cut -f 1 -d .)</text:p>
      <text:p text:style-name="P12"><text:tab/>OSX_MINOR_VERSION := $(shell sw_vers -productVersion | cut -f 2 -d .)</text:p>
      <text:p text:style-name="P12">endif</text:p>
      <text:p text:style-name="P12"></text:p>
      <text:p text:style-name="P12"># Linux</text:p>
      <text:p text:style-name="P12">ifeq ($(LINUX), 1)</text:p>
      <text:p text:style-name="P12"><text:tab/>CXX ?= /usr/bin/g++</text:p>
      <text:p text:style-name="P12"><text:tab/>GCCVERSION := $(shell $(CXX) -dumpversion | cut -f1,2 -d.)</text:p>
      <text:p text:style-name="P12"><text:tab/># older versions of gcc are too dumb to build boost with -Wuninitalized</text:p>
      <text:p text:style-name="P12"><text:tab/>ifeq ($(shell echo | awk '{exit $(GCCVERSION) &lt; 4.6;}'), 1)</text:p>
      <text:p text:style-name="P12"><text:tab/><text:tab/>WARNINGS += -Wno-uninitialized</text:p>
      <text:p text:style-name="P12"><text:tab/>endif</text:p>
      <text:p text:style-name="P12"><text:tab/># boost::thread is reasonably called boost_thread (compare OS X)</text:p>
      <text:p text:style-name="P12"><text:tab/># We will also explicitly add stdc++ to the link target.</text:p>
      <text:p text:style-name="P12"><text:tab/>LIBRARIES += boost_thread stdc++</text:p>
      <text:p text:style-name="P12"><text:tab/>VERSIONFLAGS += -Wl,-soname,$(DYNAMIC_VERSIONED_NAME_SHORT) -Wl,-rpath,$(ORIGIN)/../lib</text:p>
      <text:p text:style-name="P12">endif</text:p>
      <text:p text:style-name="P12"></text:p>
      <text:p text:style-name="P12"># OS X:</text:p>
      <text:p text:style-name="P12"># clang++ instead of g++</text:p>
      <text:p text:style-name="P12"># libstdc++ for NVCC compatibility on OS X &gt;= 10.9 with CUDA &lt; 7.0</text:p>
      <text:p text:style-name="P12">ifeq ($(OSX), 1)</text:p>
      <text:p text:style-name="P12"><text:tab/>CXX := /usr/bin/clang++</text:p>
      <text:p text:style-name="P12"><text:tab/>ifneq ($(CPU_ONLY), 1)</text:p>
      <text:p text:style-name="P12"><text:tab/><text:tab/>CUDA_VERSION := $(shell $(CUDA_DIR)/bin/nvcc -V | grep -o 'release [0-9.]*' | tr -d '[a-z ]')</text:p>
      <text:p text:style-name="P12"><text:tab/><text:tab/>ifeq ($(shell echo | awk '{exit $(CUDA_VERSION) &lt; 7.0;}'), 1)</text:p>
      <text:p text:style-name="P12"><text:soft-page-break/><text:tab/><text:tab/><text:tab/>CXXFLAGS += -stdlib=libstdc++</text:p>
      <text:p text:style-name="P12"><text:tab/><text:tab/><text:tab/>LINKFLAGS += -stdlib=libstdc++</text:p>
      <text:p text:style-name="P12"><text:tab/><text:tab/>endif</text:p>
      <text:p text:style-name="P12"><text:tab/><text:tab/># clang throws this warning for cuda headers</text:p>
      <text:p text:style-name="P12"><text:tab/><text:tab/>WARNINGS += -Wno-unneeded-internal-declaration</text:p>
      <text:p text:style-name="P12"><text:tab/><text:tab/># 10.11 strips DYLD_* env vars so link CUDA (rpath is available on 10.5+)</text:p>
      <text:p text:style-name="P12"><text:tab/><text:tab/>OSX_10_OR_LATER <text:s text:c="2"/>:= $(shell [ $(OSX_MAJOR_VERSION) -ge 10 ] &amp;&amp; echo true)</text:p>
      <text:p text:style-name="P12"><text:tab/><text:tab/>OSX_10_5_OR_LATER := $(shell [ $(OSX_MINOR_VERSION) -ge 5 ] &amp;&amp; echo true)</text:p>
      <text:p text:style-name="P12"><text:tab/><text:tab/>ifeq ($(OSX_10_OR_LATER),true)</text:p>
      <text:p text:style-name="P12"><text:tab/><text:tab/><text:tab/>ifeq ($(OSX_10_5_OR_LATER),true)</text:p>
      <text:p text:style-name="P12"><text:tab/><text:tab/><text:tab/><text:tab/>LDFLAGS += -Wl,-rpath,$(CUDA_LIB_DIR)</text:p>
      <text:p text:style-name="P12"><text:tab/><text:tab/><text:tab/>endif</text:p>
      <text:p text:style-name="P12"><text:tab/><text:tab/>endif</text:p>
      <text:p text:style-name="P12"><text:tab/>endif</text:p>
      <text:p text:style-name="P12"><text:tab/># gtest needs to use its own tuple to not conflict with clang</text:p>
      <text:p text:style-name="P12"><text:tab/>COMMON_FLAGS += -DGTEST_USE_OWN_TR1_TUPLE=1</text:p>
      <text:p text:style-name="P12"><text:tab/># boost::thread is called boost_thread-mt to mark multithreading on OS X</text:p>
      <text:p text:style-name="P12"><text:tab/>LIBRARIES += boost_thread-mt</text:p>
      <text:p text:style-name="P12"><text:tab/># we need to explicitly ask for the rpath to be obeyed</text:p>
      <text:p text:style-name="P12"><text:tab/>ORIGIN := @loader_path</text:p>
      <text:p text:style-name="P12"><text:tab/>VERSIONFLAGS += -Wl,-install_name,@rpath/$(DYNAMIC_VERSIONED_NAME_SHORT) -Wl,-rpath,$(ORIGIN)/../../build/lib</text:p>
      <text:p text:style-name="P12">else</text:p>
      <text:p text:style-name="P12"><text:tab/>ORIGIN := \$$ORIGIN</text:p>
      <text:p text:style-name="P12">endif</text:p>
      <text:p text:style-name="P12"></text:p>
      <text:p text:style-name="P12"># Custom compiler</text:p>
      <text:p text:style-name="P12">ifdef CUSTOM_CXX</text:p>
      <text:p text:style-name="P12"><text:tab/>CXX := $(CUSTOM_CXX)</text:p>
      <text:p text:style-name="P12">endif</text:p>
      <text:p text:style-name="P12"></text:p>
      <text:p text:style-name="P12"># Static linking</text:p>
      <text:p text:style-name="P12">ifneq (,$(findstring clang++,$(CXX)))</text:p>
      <text:p text:style-name="P12"><text:tab/>STATIC_LINK_COMMAND := -Wl,-force_load $(STATIC_NAME)</text:p>
      <text:p text:style-name="P12">else ifneq (,$(findstring g++,$(CXX)))</text:p>
      <text:p text:style-name="P12"><text:tab/>STATIC_LINK_COMMAND := -Wl,--whole-archive $(STATIC_NAME) -Wl,--no-whole-archive</text:p>
      <text:p text:style-name="P12">else</text:p>
      <text:p text:style-name="P12"><text:s text:c="2"/># The following line must not be indented with a tab, since we are not inside a target</text:p>
      <text:p text:style-name="P12"><text:s text:c="2"/>$(error Cannot static link with the $(CXX) compiler)</text:p>
      <text:p text:style-name="P12">endif</text:p>
      <text:p text:style-name="P12"></text:p>
      <text:p text:style-name="P12"># Debugging</text:p>
      <text:p text:style-name="P12">ifeq ($(DEBUG), 1)</text:p>
      <text:p text:style-name="P12"><text:tab/>COMMON_FLAGS += -DDEBUG -g -O0</text:p>
      <text:p text:style-name="P12"><text:tab/>NVCCFLAGS += -G</text:p>
      <text:p text:style-name="P12">else</text:p>
      <text:p text:style-name="P12"><text:tab/>COMMON_FLAGS += -DNDEBUG -O2</text:p>
      <text:p text:style-name="P12">endif</text:p>
      <text:p text:style-name="P12"></text:p>
      <text:p text:style-name="P12"><text:soft-page-break/># cuDNN acceleration configuration.</text:p>
      <text:p text:style-name="P12">ifeq ($(USE_CUDNN), 1)</text:p>
      <text:p text:style-name="P12"><text:tab/>LIBRARIES += cudnn</text:p>
      <text:p text:style-name="P12"><text:tab/>COMMON_FLAGS += -DUSE_CUDNN</text:p>
      <text:p text:style-name="P12">endif</text:p>
      <text:p text:style-name="P12"></text:p>
      <text:p text:style-name="P12"># NCCL acceleration configuration</text:p>
      <text:p text:style-name="P12">ifeq ($(USE_NCCL), 1)</text:p>
      <text:p text:style-name="P12"><text:tab/>LIBRARIES += nccl</text:p>
      <text:p text:style-name="P12"><text:tab/>COMMON_FLAGS += -DUSE_NCCL</text:p>
      <text:p text:style-name="P12">endif</text:p>
      <text:p text:style-name="P12"></text:p>
      <text:p text:style-name="P12"># configure IO libraries</text:p>
      <text:p text:style-name="P12">ifeq ($(USE_OPENCV), 1)</text:p>
      <text:p text:style-name="P12"><text:tab/>COMMON_FLAGS += -DUSE_OPENCV</text:p>
      <text:p text:style-name="P12">endif</text:p>
      <text:p text:style-name="P12">ifeq ($(USE_LEVELDB), 1)</text:p>
      <text:p text:style-name="P12"><text:tab/>COMMON_FLAGS += -DUSE_LEVELDB</text:p>
      <text:p text:style-name="P12">endif</text:p>
      <text:p text:style-name="P12">ifeq ($(USE_LMDB), 1)</text:p>
      <text:p text:style-name="P12"><text:tab/>COMMON_FLAGS += -DUSE_LMDB</text:p>
      <text:p text:style-name="P12">ifeq ($(ALLOW_LMDB_NOLOCK), 1)</text:p>
      <text:p text:style-name="P12"><text:tab/>COMMON_FLAGS += -DALLOW_LMDB_NOLOCK</text:p>
      <text:p text:style-name="P12">endif</text:p>
      <text:p text:style-name="P12">endif</text:p>
      <text:p text:style-name="P12"># This code is taken from https://github.com/sh1r0/caffe-android-lib</text:p>
      <text:p text:style-name="P12">ifeq ($(USE_HDF5), 1)</text:p>
      <text:p text:style-name="P12"><text:tab/>COMMON_FLAGS += -DUSE_HDF5</text:p>
      <text:p text:style-name="P12">endif</text:p>
      <text:p text:style-name="P12"></text:p>
      <text:p text:style-name="P12"># CPU-only configuration</text:p>
      <text:p text:style-name="P12">ifeq ($(CPU_ONLY), 1)</text:p>
      <text:p text:style-name="P12"><text:tab/>OBJS := $(PROTO_OBJS) $(CXX_OBJS)</text:p>
      <text:p text:style-name="P12"><text:tab/>TEST_OBJS := $(TEST_CXX_OBJS)</text:p>
      <text:p text:style-name="P12"><text:tab/>TEST_BINS := $(TEST_CXX_BINS)</text:p>
      <text:p text:style-name="P12"><text:tab/>ALL_WARNS := $(ALL_CXX_WARNS)</text:p>
      <text:p text:style-name="P12"><text:tab/>TEST_FILTER := --gtest_filter="-*GPU*"</text:p>
      <text:p text:style-name="P12"><text:tab/>COMMON_FLAGS += -DCPU_ONLY</text:p>
      <text:p text:style-name="P12">endif</text:p>
      <text:p text:style-name="P12"></text:p>
      <text:p text:style-name="P12"># Python layer support</text:p>
      <text:p text:style-name="P12">ifeq ($(WITH_PYTHON_LAYER), 1)</text:p>
      <text:p text:style-name="P12"><text:tab/>COMMON_FLAGS += -DWITH_PYTHON_LAYER</text:p>
      <text:p text:style-name="P12"><text:tab/>LIBRARIES += $(PYTHON_LIBRARIES)</text:p>
      <text:p text:style-name="P12">endif</text:p>
      <text:p text:style-name="P12"></text:p>
      <text:p text:style-name="P12"># BLAS configuration (default = ATLAS)</text:p>
      <text:p text:style-name="P12">BLAS ?= atlas</text:p>
      <text:p text:style-name="P12">ifeq ($(BLAS), mkl)</text:p>
      <text:p text:style-name="P12"><text:tab/># MKL</text:p>
      <text:p text:style-name="P12"><text:tab/>LIBRARIES += mkl_rt</text:p>
      <text:p text:style-name="P12"><text:tab/>COMMON_FLAGS += -DUSE_MKL</text:p>
      <text:p text:style-name="P12"><text:soft-page-break/><text:tab/>MKLROOT ?= /opt/intel/mkl</text:p>
      <text:p text:style-name="P12"><text:tab/>BLAS_INCLUDE ?= $(MKLROOT)/include</text:p>
      <text:p text:style-name="P12"><text:tab/>BLAS_LIB ?= $(MKLROOT)/lib $(MKLROOT)/lib/intel64</text:p>
      <text:p text:style-name="P12">else ifeq ($(BLAS), open)</text:p>
      <text:p text:style-name="P12"><text:tab/># OpenBLAS</text:p>
      <text:p text:style-name="P12"><text:tab/>LIBRARIES += openblas</text:p>
      <text:p text:style-name="P12">else</text:p>
      <text:p text:style-name="P12"><text:tab/># ATLAS</text:p>
      <text:p text:style-name="P12"><text:tab/>ifeq ($(LINUX), 1)</text:p>
      <text:p text:style-name="P12"><text:tab/><text:tab/>ifeq ($(BLAS), atlas)</text:p>
      <text:p text:style-name="P12"><text:tab/><text:tab/><text:tab/># Linux simply has cblas and atlas</text:p>
      <text:p text:style-name="P12"><text:tab/><text:tab/><text:tab/>LIBRARIES += cblas atlas</text:p>
      <text:p text:style-name="P12"><text:tab/><text:tab/>endif</text:p>
      <text:p text:style-name="P12"><text:tab/>else ifeq ($(OSX), 1)</text:p>
      <text:p text:style-name="P12"><text:tab/><text:tab/># OS X packages atlas as the vecLib framework</text:p>
      <text:p text:style-name="P12"><text:tab/><text:tab/>LIBRARIES += cblas</text:p>
      <text:p text:style-name="P12"><text:tab/><text:tab/># 10.10 has accelerate while 10.9 has veclib</text:p>
      <text:p text:style-name="P12"><text:tab/><text:tab/>XCODE_CLT_VER := $(shell pkgutil --pkg-info=com.apple.pkg.CLTools_Executables | grep 'version' | sed 's/[^0-9]*\([0-9]\).*/\1/')</text:p>
      <text:p text:style-name="P12"><text:tab/><text:tab/>XCODE_CLT_GEQ_7 := $(shell [ $(XCODE_CLT_VER) -gt 6 ] &amp;&amp; echo 1)</text:p>
      <text:p text:style-name="P12"><text:tab/><text:tab/>XCODE_CLT_GEQ_6 := $(shell [ $(XCODE_CLT_VER) -gt 5 ] &amp;&amp; echo 1)</text:p>
      <text:p text:style-name="P12"><text:tab/><text:tab/>ifeq ($(XCODE_CLT_GEQ_7), 1)</text:p>
      <text:p text:style-name="P12"><text:tab/><text:tab/><text:tab/>BLAS_INCLUDE ?= /Applications/Xcode.app/Contents/Developer/Platforms/MacOSX.platform/Developer/SDKs/$(shell ls /Applications/Xcode.app/Contents/Developer/Platforms/MacOSX.platform/Developer/SDKs/ | sort | tail -1)/System/Library/Frameworks/Accelerate.framework/Versions/A/Frameworks/vecLib.framework/Versions/A/Headers</text:p>
      <text:p text:style-name="P12"><text:tab/><text:tab/>else ifeq ($(XCODE_CLT_GEQ_6), 1)</text:p>
      <text:p text:style-name="P12"><text:tab/><text:tab/><text:tab/>BLAS_INCLUDE ?= /System/Library/Frameworks/Accelerate.framework/Versions/Current/Frameworks/vecLib.framework/Headers/</text:p>
      <text:p text:style-name="P12"><text:tab/><text:tab/><text:tab/>LDFLAGS += -framework Accelerate</text:p>
      <text:p text:style-name="P12"><text:tab/><text:tab/>else</text:p>
      <text:p text:style-name="P12"><text:tab/><text:tab/><text:tab/>BLAS_INCLUDE ?= /System/Library/Frameworks/vecLib.framework/Versions/Current/Headers/</text:p>
      <text:p text:style-name="P12"><text:tab/><text:tab/><text:tab/>LDFLAGS += -framework vecLib</text:p>
      <text:p text:style-name="P12"><text:tab/><text:tab/>endif</text:p>
      <text:p text:style-name="P12"><text:tab/>endif</text:p>
      <text:p text:style-name="P12">endif</text:p>
      <text:p text:style-name="P12">INCLUDE_DIRS += $(BLAS_INCLUDE)</text:p>
      <text:p text:style-name="P12">LIBRARY_DIRS += $(BLAS_LIB)</text:p>
      <text:p text:style-name="P12"></text:p>
      <text:p text:style-name="P12">LIBRARY_DIRS += $(LIB_BUILD_DIR)</text:p>
      <text:p text:style-name="P12"></text:p>
      <text:p text:style-name="P12"># Automatic dependency generation (nvcc is handled separately)</text:p>
      <text:p text:style-name="P12">CXXFLAGS += -MMD -MP</text:p>
      <text:p text:style-name="P12"></text:p>
      <text:p text:style-name="P12"># Complete build flags.</text:p>
      <text:p text:style-name="P12">COMMON_FLAGS += $(foreach includedir,$(INCLUDE_DIRS),-I$(includedir))</text:p>
      <text:p text:style-name="P12">CXXFLAGS += -pthread -fPIC $(COMMON_FLAGS) $(WARNINGS)</text:p>
      <text:p text:style-name="P12"><text:soft-page-break/>NVCCFLAGS += -D_FORCE_INLINES -ccbin=$(CXX) -Xcompiler -fPIC $(COMMON_FLAGS)</text:p>
      <text:p text:style-name="P12">#NVCCFLAGS += -ccbin=$(CXX) -Xcompiler -fPIC $(COMMON_FLAGS)</text:p>
      <text:p text:style-name="P12"># mex may invoke an older gcc that is too liberal with -Wuninitalized</text:p>
      <text:p text:style-name="P12">MATLAB_CXXFLAGS := $(CXXFLAGS) -Wno-uninitialized</text:p>
      <text:p text:style-name="P12">LINKFLAGS += -pthread -fPIC $(COMMON_FLAGS) $(WARNINGS)</text:p>
      <text:p text:style-name="P12"></text:p>
      <text:p text:style-name="P12">USE_PKG_CONFIG ?= 0</text:p>
      <text:p text:style-name="P12">ifeq ($(USE_PKG_CONFIG), 1)</text:p>
      <text:p text:style-name="P12"><text:tab/>PKG_CONFIG := $(shell pkg-config opencv --libs)</text:p>
      <text:p text:style-name="P12">else</text:p>
      <text:p text:style-name="P12"><text:tab/>PKG_CONFIG :=</text:p>
      <text:p text:style-name="P12">endif</text:p>
      <text:p text:style-name="P12">LDFLAGS += $(foreach librarydir,$(LIBRARY_DIRS),-L$(librarydir)) $(PKG_CONFIG) \</text:p>
      <text:p text:style-name="P12"><text:tab/><text:tab/>$(foreach library,$(LIBRARIES),-l$(library))</text:p>
      <text:p text:style-name="P12">PYTHON_LDFLAGS := $(LDFLAGS) $(foreach library,$(PYTHON_LIBRARIES),-l$(library))</text:p>
      <text:p text:style-name="P12"></text:p>
      <text:p text:style-name="P12"># 'superclean' target recursively* deletes all files ending with an extension</text:p>
      <text:p text:style-name="P12"># in $(SUPERCLEAN_EXTS) below. <text:s/>This may be useful if you've built older</text:p>
      <text:p text:style-name="P12"># versions of Caffe that do not place all generated files in a location known</text:p>
      <text:p text:style-name="P12"># to the 'clean' target.</text:p>
      <text:p text:style-name="P12">#</text:p>
      <text:p text:style-name="P12"># 'supercleanlist' will list the files to be deleted by make superclean.</text:p>
      <text:p text:style-name="P12">#</text:p>
      <text:p text:style-name="P12"># * Recursive with the exception that symbolic links are never followed, per the</text:p>
      <text:p text:style-name="P12"># default behavior of 'find'.</text:p>
      <text:p text:style-name="P12">SUPERCLEAN_EXTS := .so .a .o .bin .testbin .pb.cc .pb.h _pb2.py .cuo</text:p>
      <text:p text:style-name="P12"></text:p>
      <text:p text:style-name="P12"># Set the sub-targets of the 'everything' target.</text:p>
      <text:p text:style-name="P12">EVERYTHING_TARGETS := all py$(PROJECT) test warn lint</text:p>
      <text:p text:style-name="P12"># Only build matcaffe as part of "everything" if MATLAB_DIR is specified.</text:p>
      <text:p text:style-name="P12">ifneq ($(MATLAB_DIR),)</text:p>
      <text:p text:style-name="P12"><text:tab/>EVERYTHING_TARGETS += mat$(PROJECT)</text:p>
      <text:p text:style-name="P12">endif</text:p>
      <text:p text:style-name="P12"></text:p>
      <text:p text:style-name="P12">##############################</text:p>
      <text:p text:style-name="P12"># Define build targets</text:p>
      <text:p text:style-name="P12">##############################</text:p>
      <text:p text:style-name="P12">.PHONY: all lib test clean docs linecount lint lintclean tools examples $(DIST_ALIASES) \</text:p>
      <text:p text:style-name="P12"><text:tab/>py mat py$(PROJECT) mat$(PROJECT) proto runtest \</text:p>
      <text:p text:style-name="P12"><text:tab/>superclean supercleanlist supercleanfiles warn everything</text:p>
      <text:p text:style-name="P12"></text:p>
      <text:p text:style-name="P12">all: lib tools examples</text:p>
      <text:p text:style-name="P12"></text:p>
      <text:p text:style-name="P12">lib: $(STATIC_NAME) $(DYNAMIC_NAME)</text:p>
      <text:p text:style-name="P12"></text:p>
      <text:p text:style-name="P12">everything: $(EVERYTHING_TARGETS)</text:p>
      <text:p text:style-name="P12"></text:p>
      <text:p text:style-name="P12">linecount:</text:p>
      <text:p text:style-name="P12"><text:tab/>cloc --read-lang-def=$(PROJECT).cloc \</text:p>
      <text:p text:style-name="P12"><text:tab/><text:tab/>src/$(PROJECT) include/$(PROJECT) tools examples \</text:p>
      <text:p text:style-name="P12"><text:tab/><text:tab/>python matlab</text:p>
      <text:p text:style-name="P12"><text:soft-page-break/></text:p>
      <text:p text:style-name="P12">lint: $(EMPTY_LINT_REPORT)</text:p>
      <text:p text:style-name="P12"></text:p>
      <text:p text:style-name="P12">lintclean:</text:p>
      <text:p text:style-name="P12"><text:tab/>@ $(RM) -r $(LINT_OUTPUT_DIR) $(EMPTY_LINT_REPORT) $(NONEMPTY_LINT_REPORT)</text:p>
      <text:p text:style-name="P12"></text:p>
      <text:p text:style-name="P12">docs: $(DOXYGEN_OUTPUT_DIR)</text:p>
      <text:p text:style-name="P12"><text:tab/>@ cd ./docs ; ln -sfn ../$(DOXYGEN_OUTPUT_DIR)/html doxygen</text:p>
      <text:p text:style-name="P12"></text:p>
      <text:p text:style-name="P12">$(DOXYGEN_OUTPUT_DIR): $(DOXYGEN_CONFIG_FILE) $(DOXYGEN_SOURCES)</text:p>
      <text:p text:style-name="P12"><text:tab/>$(DOXYGEN_COMMAND) $(DOXYGEN_CONFIG_FILE)</text:p>
      <text:p text:style-name="P12"></text:p>
      <text:p text:style-name="P12">$(EMPTY_LINT_REPORT): $(LINT_OUTPUTS) | $(BUILD_DIR)</text:p>
      <text:p text:style-name="P12"><text:tab/>@ cat $(LINT_OUTPUTS) &gt; $@</text:p>
      <text:p text:style-name="P12"><text:tab/>@ if [ -s "$@" ]; then \</text:p>
      <text:p text:style-name="P12"><text:tab/><text:tab/>cat $@; \</text:p>
      <text:p text:style-name="P12"><text:tab/><text:tab/>mv $@ $(NONEMPTY_LINT_REPORT); \</text:p>
      <text:p text:style-name="P12"><text:tab/><text:tab/>echo "Found one or more lint errors."; \</text:p>
      <text:p text:style-name="P12"><text:tab/><text:tab/>exit 1; \</text:p>
      <text:p text:style-name="P12"><text:tab/> <text:s/>fi; \</text:p>
      <text:p text:style-name="P12"><text:tab/> <text:s/>$(RM) $(NONEMPTY_LINT_REPORT); \</text:p>
      <text:p text:style-name="P12"><text:tab/> <text:s/>echo "No lint errors!";</text:p>
      <text:p text:style-name="P12"></text:p>
      <text:p text:style-name="P12">$(LINT_OUTPUTS): $(LINT_OUTPUT_DIR)/%.lint.txt : % $(LINT_SCRIPT) | $(LINT_OUTPUT_DIR)</text:p>
      <text:p text:style-name="P12"><text:tab/>@ mkdir -p $(dir $@)</text:p>
      <text:p text:style-name="P12"><text:tab/>@ python $(LINT_SCRIPT) $&lt; 2&gt;&amp;1 \</text:p>
      <text:p text:style-name="P12"><text:tab/><text:tab/>| grep -v "^Done processing " \</text:p>
      <text:p text:style-name="P12"><text:tab/><text:tab/>| grep -v "^Total errors found: 0" \</text:p>
      <text:p text:style-name="P12"><text:tab/><text:tab/>&gt; $@ \</text:p>
      <text:p text:style-name="P12"><text:tab/><text:tab/>|| true</text:p>
      <text:p text:style-name="P12"></text:p>
      <text:p text:style-name="P12">test: $(TEST_ALL_BIN) $(TEST_ALL_DYNLINK_BIN) $(TEST_BINS)</text:p>
      <text:p text:style-name="P12"></text:p>
      <text:p text:style-name="P12">tools: $(TOOL_BINS) $(TOOL_BIN_LINKS)</text:p>
      <text:p text:style-name="P12"></text:p>
      <text:p text:style-name="P12">examples: $(EXAMPLE_BINS)</text:p>
      <text:p text:style-name="P12"></text:p>
      <text:p text:style-name="P12">py$(PROJECT): py</text:p>
      <text:p text:style-name="P12"></text:p>
      <text:p text:style-name="P12">py: $(PY$(PROJECT)_SO) $(PROTO_GEN_PY)</text:p>
      <text:p text:style-name="P12"></text:p>
      <text:p text:style-name="P12">$(PY$(PROJECT)_SO): $(PY$(PROJECT)_SRC) $(PY$(PROJECT)_HXX) | $(DYNAMIC_NAME)</text:p>
      <text:p text:style-name="P12"><text:tab/>@ echo CXX/LD -o $@ $&lt;</text:p>
      <text:p text:style-name="P12"><text:tab/>$(Q)$(CXX) -shared -o $@ $(PY$(PROJECT)_SRC) \</text:p>
      <text:p text:style-name="P12"><text:tab/><text:tab/>-o $@ $(LINKFLAGS) -l$(LIBRARY_NAME) $(PYTHON_LDFLAGS) \</text:p>
      <text:p text:style-name="P12"><text:tab/><text:tab/>-Wl,-rpath,$(ORIGIN)/../../build/lib</text:p>
      <text:p text:style-name="P12"></text:p>
      <text:p text:style-name="P12">mat$(PROJECT): mat</text:p>
      <text:p text:style-name="P12"></text:p>
      <text:p text:style-name="P12"><text:soft-page-break/>mat: $(MAT$(PROJECT)_SO)</text:p>
      <text:p text:style-name="P12"></text:p>
      <text:p text:style-name="P12">$(MAT$(PROJECT)_SO): $(MAT$(PROJECT)_SRC) $(STATIC_NAME)</text:p>
      <text:p text:style-name="P12"><text:tab/>@ if [ -z "$(MATLAB_DIR)" ]; then \</text:p>
      <text:p text:style-name="P12"><text:tab/><text:tab/>echo "MATLAB_DIR must be specified in $(CONFIG_FILE)" \</text:p>
      <text:p text:style-name="P12"><text:tab/><text:tab/><text:tab/>"to build mat$(PROJECT)."; \</text:p>
      <text:p text:style-name="P12"><text:tab/><text:tab/>exit 1; \</text:p>
      <text:p text:style-name="P12"><text:tab/>fi</text:p>
      <text:p text:style-name="P12"><text:tab/>@ echo MEX $&lt;</text:p>
      <text:p text:style-name="P12"><text:tab/>$(Q)$(MATLAB_DIR)/bin/mex $(MAT$(PROJECT)_SRC) \</text:p>
      <text:p text:style-name="P12"><text:tab/><text:tab/><text:tab/>CXX="$(CXX)" \</text:p>
      <text:p text:style-name="P12"><text:tab/><text:tab/><text:tab/>CXXFLAGS="\$$CXXFLAGS $(MATLAB_CXXFLAGS)" \</text:p>
      <text:p text:style-name="P12"><text:tab/><text:tab/><text:tab/>CXXLIBS="\$$CXXLIBS $(STATIC_LINK_COMMAND) $(LDFLAGS)" -output $@</text:p>
      <text:p text:style-name="P12"><text:tab/>@ if [ -f "$(PROJECT)_.d" ]; then \</text:p>
      <text:p text:style-name="P12"><text:tab/><text:tab/>mv -f $(PROJECT)_.d $(BUILD_DIR)/${MAT$(PROJECT)_SO:.$(MAT_SO_EXT)=.d}; \</text:p>
      <text:p text:style-name="P12"><text:tab/>fi</text:p>
      <text:p text:style-name="P12"></text:p>
      <text:p text:style-name="P12">runtest: $(TEST_ALL_BIN)</text:p>
      <text:p text:style-name="P12"><text:tab/>$(TOOL_BUILD_DIR)/caffe</text:p>
      <text:p text:style-name="P12"><text:tab/>$(TEST_ALL_BIN) $(TEST_GPUID) --gtest_shuffle $(TEST_FILTER)</text:p>
      <text:p text:style-name="P12"></text:p>
      <text:p text:style-name="P12">pytest: py</text:p>
      <text:p text:style-name="P12"><text:tab/>cd python; python -m unittest discover -s caffe/test</text:p>
      <text:p text:style-name="P12"></text:p>
      <text:p text:style-name="P12">mattest: mat</text:p>
      <text:p text:style-name="P12"><text:tab/>cd matlab; $(MATLAB_DIR)/bin/matlab -nodisplay -r 'caffe.run_tests(), exit()'</text:p>
      <text:p text:style-name="P12"></text:p>
      <text:p text:style-name="P12">warn: $(EMPTY_WARN_REPORT)</text:p>
      <text:p text:style-name="P12"></text:p>
      <text:p text:style-name="P12">$(EMPTY_WARN_REPORT): $(ALL_WARNS) | $(BUILD_DIR)</text:p>
      <text:p text:style-name="P12"><text:tab/>@ cat $(ALL_WARNS) &gt; $@</text:p>
      <text:p text:style-name="P12"><text:tab/>@ if [ -s "$@" ]; then \</text:p>
      <text:p text:style-name="P12"><text:tab/><text:tab/>cat $@; \</text:p>
      <text:p text:style-name="P12"><text:tab/><text:tab/>mv $@ $(NONEMPTY_WARN_REPORT); \</text:p>
      <text:p text:style-name="P12"><text:tab/><text:tab/>echo "Compiler produced one or more warnings."; \</text:p>
      <text:p text:style-name="P12"><text:tab/><text:tab/>exit 1; \</text:p>
      <text:p text:style-name="P12"><text:tab/> <text:s/>fi; \</text:p>
      <text:p text:style-name="P12"><text:tab/> <text:s/>$(RM) $(NONEMPTY_WARN_REPORT); \</text:p>
      <text:p text:style-name="P12"><text:tab/> <text:s/>echo "No compiler warnings!";</text:p>
      <text:p text:style-name="P12"></text:p>
      <text:p text:style-name="P12">$(ALL_WARNS): %.o.$(WARNS_EXT) : %.o</text:p>
      <text:p text:style-name="P12"></text:p>
      <text:p text:style-name="P12">$(BUILD_DIR_LINK): $(BUILD_DIR)/.linked</text:p>
      <text:p text:style-name="P12"></text:p>
      <text:p text:style-name="P12"># Create a target ".linked" in this BUILD_DIR to tell Make that the "build" link</text:p>
      <text:p text:style-name="P12"># is currently correct, then delete the one in the OTHER_BUILD_DIR in case it</text:p>
      <text:p text:style-name="P12"># exists and $(DEBUG) is toggled later.</text:p>
      <text:p text:style-name="P12">$(BUILD_DIR)/.linked:</text:p>
      <text:p text:style-name="P12"><text:tab/>@ mkdir -p $(BUILD_DIR)</text:p>
      <text:p text:style-name="P12"><text:tab/>@ $(RM) $(OTHER_BUILD_DIR)/.linked</text:p>
      <text:p text:style-name="P12"><text:soft-page-break/><text:tab/>@ $(RM) -r $(BUILD_DIR_LINK)</text:p>
      <text:p text:style-name="P12"><text:tab/>@ ln -s $(BUILD_DIR) $(BUILD_DIR_LINK)</text:p>
      <text:p text:style-name="P12"><text:tab/>@ touch $@</text:p>
      <text:p text:style-name="P12"></text:p>
      <text:p text:style-name="P12">$(ALL_BUILD_DIRS): | $(BUILD_DIR_LINK)</text:p>
      <text:p text:style-name="P12"><text:tab/>@ mkdir -p $@</text:p>
      <text:p text:style-name="P12"></text:p>
      <text:p text:style-name="P12">$(DYNAMIC_NAME): $(OBJS) | $(LIB_BUILD_DIR)</text:p>
      <text:p text:style-name="P12"><text:tab/>@ echo LD -o $@</text:p>
      <text:p text:style-name="P12"><text:tab/>$(Q)$(CXX) -shared -o $@ $(OBJS) $(VERSIONFLAGS) $(LINKFLAGS) $(LDFLAGS)</text:p>
      <text:p text:style-name="P12"><text:tab/>@ cd $(BUILD_DIR)/lib; rm -f $(DYNAMIC_NAME_SHORT); <text:s text:c="2"/>ln -s $(DYNAMIC_VERSIONED_NAME_SHORT) $(DYNAMIC_NAME_SHORT)</text:p>
      <text:p text:style-name="P12"></text:p>
      <text:p text:style-name="P12">$(STATIC_NAME): $(OBJS) | $(LIB_BUILD_DIR)</text:p>
      <text:p text:style-name="P12"><text:tab/>@ echo AR -o $@</text:p>
      <text:p text:style-name="P12"><text:tab/>$(Q)ar rcs $@ $(OBJS)</text:p>
      <text:p text:style-name="P12"></text:p>
      <text:p text:style-name="P12">$(BUILD_DIR)/%.o: %.cpp $(PROTO_GEN_HEADER) | $(ALL_BUILD_DIRS)</text:p>
      <text:p text:style-name="P12"><text:tab/>@ echo CXX $&lt;</text:p>
      <text:p text:style-name="P12"><text:tab/>$(Q)$(CXX) $&lt; $(CXXFLAGS) -c -o $@ 2&gt; $@.$(WARNS_EXT) \</text:p>
      <text:p text:style-name="P12"><text:tab/><text:tab/>|| (cat $@.$(WARNS_EXT); exit 1)</text:p>
      <text:p text:style-name="P12"><text:tab/>@ cat $@.$(WARNS_EXT)</text:p>
      <text:p text:style-name="P12"></text:p>
      <text:p text:style-name="P12">$(PROTO_BUILD_DIR)/%.pb.o: $(PROTO_BUILD_DIR)/%.pb.cc $(PROTO_GEN_HEADER) \</text:p>
      <text:p text:style-name="P12"><text:tab/><text:tab/>| $(PROTO_BUILD_DIR)</text:p>
      <text:p text:style-name="P12"><text:tab/>@ echo CXX $&lt;</text:p>
      <text:p text:style-name="P12"><text:tab/>$(Q)$(CXX) $&lt; $(CXXFLAGS) -c -o $@ 2&gt; $@.$(WARNS_EXT) \</text:p>
      <text:p text:style-name="P12"><text:tab/><text:tab/>|| (cat $@.$(WARNS_EXT); exit 1)</text:p>
      <text:p text:style-name="P12"><text:tab/>@ cat $@.$(WARNS_EXT)</text:p>
      <text:p text:style-name="P12"></text:p>
      <text:p text:style-name="P12">$(BUILD_DIR)/cuda/%.o: %.cu | $(ALL_BUILD_DIRS)</text:p>
      <text:p text:style-name="P12"><text:tab/>@ echo NVCC $&lt;</text:p>
      <text:p text:style-name="P12"><text:tab/>$(Q)$(CUDA_DIR)/bin/nvcc $(NVCCFLAGS) $(CUDA_ARCH) -M $&lt; -o ${@:.o=.d} \</text:p>
      <text:p text:style-name="P12"><text:tab/><text:tab/>-odir $(@D)</text:p>
      <text:p text:style-name="P12"><text:tab/>$(Q)$(CUDA_DIR)/bin/nvcc $(NVCCFLAGS) $(CUDA_ARCH) -c $&lt; -o $@ 2&gt; $@.$(WARNS_EXT) \</text:p>
      <text:p text:style-name="P12"><text:tab/><text:tab/>|| (cat $@.$(WARNS_EXT); exit 1)</text:p>
      <text:p text:style-name="P12"><text:tab/>@ cat $@.$(WARNS_EXT)</text:p>
      <text:p text:style-name="P12"></text:p>
      <text:p text:style-name="P12">$(TEST_ALL_BIN): $(TEST_MAIN_SRC) $(TEST_OBJS) $(GTEST_OBJ) \</text:p>
      <text:p text:style-name="P12"><text:tab/><text:tab/>| $(DYNAMIC_NAME) $(TEST_BIN_DIR)</text:p>
      <text:p text:style-name="P12"><text:tab/>@ echo CXX/LD -o $@ $&lt;</text:p>
      <text:p text:style-name="P12"><text:tab/>$(Q)$(CXX) $(TEST_MAIN_SRC) $(TEST_OBJS) $(GTEST_OBJ) \</text:p>
      <text:p text:style-name="P12"><text:tab/><text:tab/>-o $@ $(LINKFLAGS) $(LDFLAGS) -l$(LIBRARY_NAME) -Wl,-rpath,$(ORIGIN)/../lib</text:p>
      <text:p text:style-name="P12"></text:p>
      <text:p text:style-name="P12">$(TEST_CU_BINS): $(TEST_BIN_DIR)/%.testbin: $(TEST_CU_BUILD_DIR)/%.o \</text:p>
      <text:p text:style-name="P12"><text:tab/>$(GTEST_OBJ) | $(DYNAMIC_NAME) $(TEST_BIN_DIR)</text:p>
      <text:p text:style-name="P12"><text:tab/>@ echo LD $&lt;</text:p>
      <text:p text:style-name="P12"><text:tab/>$(Q)$(CXX) $(TEST_MAIN_SRC) $&lt; $(GTEST_OBJ) \</text:p>
      <text:p text:style-name="P12"><text:tab/><text:tab/>-o $@ $(LINKFLAGS) $(LDFLAGS) -l$(LIBRARY_NAME) -Wl,-rpath,$(ORIGIN)/../lib</text:p>
      <text:p text:style-name="P12"><text:soft-page-break/></text:p>
      <text:p text:style-name="P12">$(TEST_CXX_BINS): $(TEST_BIN_DIR)/%.testbin: $(TEST_CXX_BUILD_DIR)/%.o \</text:p>
      <text:p text:style-name="P12"><text:tab/>$(GTEST_OBJ) | $(DYNAMIC_NAME) $(TEST_BIN_DIR)</text:p>
      <text:p text:style-name="P12"><text:tab/>@ echo LD $&lt;</text:p>
      <text:p text:style-name="P12"><text:tab/>$(Q)$(CXX) $(TEST_MAIN_SRC) $&lt; $(GTEST_OBJ) \</text:p>
      <text:p text:style-name="P12"><text:tab/><text:tab/>-o $@ $(LINKFLAGS) $(LDFLAGS) -l$(LIBRARY_NAME) -Wl,-rpath,$(ORIGIN)/../lib</text:p>
      <text:p text:style-name="P12"></text:p>
      <text:p text:style-name="P12"># Target for extension-less symlinks to tool binaries with extension '*.bin'.</text:p>
      <text:p text:style-name="P12">$(TOOL_BUILD_DIR)/%: $(TOOL_BUILD_DIR)/%.bin | $(TOOL_BUILD_DIR)</text:p>
      <text:p text:style-name="P12"><text:tab/>@ $(RM) $@</text:p>
      <text:p text:style-name="P12"><text:tab/>@ ln -s $(notdir $&lt;) $@</text:p>
      <text:p text:style-name="P12"></text:p>
      <text:p text:style-name="P12">$(TOOL_BINS): %.bin : %.o | $(DYNAMIC_NAME)</text:p>
      <text:p text:style-name="P12"><text:tab/>@ echo CXX/LD -o $@</text:p>
      <text:p text:style-name="P12"><text:tab/>$(Q)$(CXX) $&lt; -o $@ $(LINKFLAGS) -l$(LIBRARY_NAME) $(LDFLAGS) \</text:p>
      <text:p text:style-name="P12"><text:tab/><text:tab/>-Wl,-rpath,$(ORIGIN)/../lib</text:p>
      <text:p text:style-name="P12"></text:p>
      <text:p text:style-name="P12">$(EXAMPLE_BINS): %.bin : %.o | $(DYNAMIC_NAME)</text:p>
      <text:p text:style-name="P12"><text:tab/>@ echo CXX/LD -o $@</text:p>
      <text:p text:style-name="P12"><text:tab/>$(Q)$(CXX) $&lt; -o $@ $(LINKFLAGS) -l$(LIBRARY_NAME) $(LDFLAGS) \</text:p>
      <text:p text:style-name="P12"><text:tab/><text:tab/>-Wl,-rpath,$(ORIGIN)/../../lib</text:p>
      <text:p text:style-name="P12"></text:p>
      <text:p text:style-name="P12">proto: $(PROTO_GEN_CC) $(PROTO_GEN_HEADER)</text:p>
      <text:p text:style-name="P12"></text:p>
      <text:p text:style-name="P12">$(PROTO_BUILD_DIR)/%.pb.cc $(PROTO_BUILD_DIR)/%.pb.h : \</text:p>
      <text:p text:style-name="P12"><text:tab/><text:tab/>$(PROTO_SRC_DIR)/%.proto | $(PROTO_BUILD_DIR)</text:p>
      <text:p text:style-name="P12"><text:tab/>@ echo PROTOC $&lt;</text:p>
      <text:p text:style-name="P12"><text:tab/>$(Q)protoc --proto_path=$(PROTO_SRC_DIR) --cpp_out=$(PROTO_BUILD_DIR) $&lt;</text:p>
      <text:p text:style-name="P12"></text:p>
      <text:p text:style-name="P12">$(PY_PROTO_BUILD_DIR)/%_pb2.py : $(PROTO_SRC_DIR)/%.proto \</text:p>
      <text:p text:style-name="P12"><text:tab/><text:tab/>$(PY_PROTO_INIT) | $(PY_PROTO_BUILD_DIR)</text:p>
      <text:p text:style-name="P12"><text:tab/>@ echo PROTOC \(python\) $&lt;</text:p>
      <text:p text:style-name="P12"><text:tab/>$(Q)protoc --proto_path=src --python_out=python $&lt;</text:p>
      <text:p text:style-name="P12"></text:p>
      <text:p text:style-name="P12">$(PY_PROTO_INIT): | $(PY_PROTO_BUILD_DIR)</text:p>
      <text:p text:style-name="P12"><text:tab/>touch $(PY_PROTO_INIT)</text:p>
      <text:p text:style-name="P12"></text:p>
      <text:p text:style-name="P12">clean:</text:p>
      <text:p text:style-name="P12"><text:tab/>@- $(RM) -rf $(ALL_BUILD_DIRS)</text:p>
      <text:p text:style-name="P12"><text:tab/>@- $(RM) -rf $(OTHER_BUILD_DIR)</text:p>
      <text:p text:style-name="P12"><text:tab/>@- $(RM) -rf $(BUILD_DIR_LINK)</text:p>
      <text:p text:style-name="P12"><text:tab/>@- $(RM) -rf $(DISTRIBUTE_DIR)</text:p>
      <text:p text:style-name="P12"><text:tab/>@- $(RM) $(PY$(PROJECT)_SO)</text:p>
      <text:p text:style-name="P12"><text:tab/>@- $(RM) $(MAT$(PROJECT)_SO)</text:p>
      <text:p text:style-name="P12"></text:p>
      <text:p text:style-name="P12">supercleanfiles:</text:p>
      <text:p text:style-name="P12"><text:tab/>$(eval SUPERCLEAN_FILES := $(strip \</text:p>
      <text:p text:style-name="P12"><text:tab/><text:tab/><text:tab/>$(foreach ext,$(SUPERCLEAN_EXTS), $(shell find . -name '*$(ext)' \</text:p>
      <text:p text:style-name="P12"><text:tab/><text:tab/><text:tab/>-not -path './data/*'))))</text:p>
      <text:p text:style-name="P12"></text:p>
      <text:p text:style-name="P12">supercleanlist: supercleanfiles</text:p>
      <text:p text:style-name="P12"><text:soft-page-break/><text:tab/>@ \</text:p>
      <text:p text:style-name="P12"><text:tab/>if [ -z "$(SUPERCLEAN_FILES)" ]; then \</text:p>
      <text:p text:style-name="P12"><text:tab/><text:tab/>echo "No generated files found."; \</text:p>
      <text:p text:style-name="P12"><text:tab/>else \</text:p>
      <text:p text:style-name="P12"><text:tab/><text:tab/>echo $(SUPERCLEAN_FILES) | tr ' ' '\n'; \</text:p>
      <text:p text:style-name="P12"><text:tab/>fi</text:p>
      <text:p text:style-name="P12"></text:p>
      <text:p text:style-name="P12">superclean: clean supercleanfiles</text:p>
      <text:p text:style-name="P12"><text:tab/>@ \</text:p>
      <text:p text:style-name="P12"><text:tab/>if [ -z "$(SUPERCLEAN_FILES)" ]; then \</text:p>
      <text:p text:style-name="P12"><text:tab/><text:tab/>echo "No generated files found."; \</text:p>
      <text:p text:style-name="P12"><text:tab/>else \</text:p>
      <text:p text:style-name="P12"><text:tab/><text:tab/>echo "Deleting the following generated files:"; \</text:p>
      <text:p text:style-name="P12"><text:tab/><text:tab/>echo $(SUPERCLEAN_FILES) | tr ' ' '\n'; \</text:p>
      <text:p text:style-name="P12"><text:tab/><text:tab/>$(RM) $(SUPERCLEAN_FILES); \</text:p>
      <text:p text:style-name="P12"><text:tab/>fi</text:p>
      <text:p text:style-name="P12"></text:p>
      <text:p text:style-name="P12">$(DIST_ALIASES): $(DISTRIBUTE_DIR)</text:p>
      <text:p text:style-name="P12"></text:p>
      <text:p text:style-name="P12">$(DISTRIBUTE_DIR): all py | $(DISTRIBUTE_SUBDIRS)</text:p>
      <text:p text:style-name="P12"><text:tab/># add proto</text:p>
      <text:p text:style-name="P12"><text:tab/>cp -r src/caffe/proto $(DISTRIBUTE_DIR)/</text:p>
      <text:p text:style-name="P12"><text:tab/># add include</text:p>
      <text:p text:style-name="P12"><text:tab/>cp -r include $(DISTRIBUTE_DIR)/</text:p>
      <text:p text:style-name="P12"><text:tab/>mkdir -p $(DISTRIBUTE_DIR)/include/caffe/proto</text:p>
      <text:p text:style-name="P12"><text:tab/>cp $(PROTO_GEN_HEADER_SRCS) $(DISTRIBUTE_DIR)/include/caffe/proto</text:p>
      <text:p text:style-name="P12"><text:tab/># add tool and example binaries</text:p>
      <text:p text:style-name="P12"><text:tab/>cp $(TOOL_BINS) $(DISTRIBUTE_DIR)/bin</text:p>
      <text:p text:style-name="P12"><text:tab/>cp $(EXAMPLE_BINS) $(DISTRIBUTE_DIR)/bin</text:p>
      <text:p text:style-name="P12"><text:tab/># add libraries</text:p>
      <text:p text:style-name="P12"><text:tab/>cp $(STATIC_NAME) $(DISTRIBUTE_DIR)/lib</text:p>
      <text:p text:style-name="P12"><text:tab/>install -m 644 $(DYNAMIC_NAME) $(DISTRIBUTE_DIR)/lib</text:p>
      <text:p text:style-name="P12"><text:tab/>cd $(DISTRIBUTE_DIR)/lib; rm -f $(DYNAMIC_NAME_SHORT); <text:s text:c="2"/>ln -s $(DYNAMIC_VERSIONED_NAME_SHORT) $(DYNAMIC_NAME_SHORT)</text:p>
      <text:p text:style-name="P12"><text:tab/># add python - it's not the standard way, indeed...</text:p>
      <text:p text:style-name="P12"><text:tab/>cp -r python $(DISTRIBUTE_DIR)/</text:p>
      <text:p text:style-name="P12"></text:p>
      <text:p text:style-name="P12">-include $(DEPS)</text:p>
      <text:p text:style-name="P12"/>
      <text:p text:style-name="P12">MAKFILE.CONFIG:</text:p>
      <text:p text:style-name="P12">## Refer to http://caffe.berkeleyvision.org/installation.html</text:p>
      <text:p text:style-name="P12"># Contributions simplifying and improving our build system are welcome!</text:p>
      <text:p text:style-name="P12"></text:p>
      <text:p text:style-name="P12"># cuDNN acceleration switch (uncomment to build with cuDNN).</text:p>
      <text:p text:style-name="P12"># USE_CUDNN := 1</text:p>
      <text:p text:style-name="P12"></text:p>
      <text:p text:style-name="P12"># CPU-only switch (uncomment to build without GPU support).</text:p>
      <text:p text:style-name="P12"># CPU_ONLY := 1</text:p>
      <text:p text:style-name="P12"></text:p>
      <text:p text:style-name="P12"># uncomment to disable IO dependencies and corresponding data layers</text:p>
      <text:p text:style-name="P12"># USE_OPENCV := 0</text:p>
      <text:p text:style-name="P12"># USE_LEVELDB := 0</text:p>
      <text:p text:style-name="P12"><text:soft-page-break/># USE_LMDB := 0</text:p>
      <text:p text:style-name="P12"># This code is taken from https://github.com/sh1r0/caffe-android-lib</text:p>
      <text:p text:style-name="P12"># USE_HDF5 := 0</text:p>
      <text:p text:style-name="P12"></text:p>
      <text:p text:style-name="P12"># uncomment to allow MDB_NOLOCK when reading LMDB files (only if necessary)</text:p>
      <text:p text:style-name="P12">#<text:tab/>You should not set this flag if you will be reading LMDBs with any</text:p>
      <text:p text:style-name="P12">#<text:tab/>possibility of simultaneous read and write</text:p>
      <text:p text:style-name="P12"># ALLOW_LMDB_NOLOCK := 1</text:p>
      <text:p text:style-name="P12"></text:p>
      <text:p text:style-name="P12"># Uncomment if you're using OpenCV 3</text:p>
      <text:p text:style-name="P12"># OPENCV_VERSION := 3</text:p>
      <text:p text:style-name="P12"></text:p>
      <text:p text:style-name="P12"># To customize your choice of compiler, uncomment and set the following.</text:p>
      <text:p text:style-name="P12"># N.B. the default for Linux is g++ and the default for OSX is clang++</text:p>
      <text:p text:style-name="P12"># CUSTOM_CXX := g++</text:p>
      <text:p text:style-name="P12"></text:p>
      <text:p text:style-name="P12"># CUDA directory contains bin/ and lib/ directories that we need.</text:p>
      <text:p text:style-name="P12">CUDA_DIR := /usr/local/cuda</text:p>
      <text:p text:style-name="P12"># On Ubuntu 14.04, if cuda tools are installed via</text:p>
      <text:p text:style-name="P12"># "sudo apt-get install nvidia-cuda-toolkit" then use this instead:</text:p>
      <text:p text:style-name="P12"># CUDA_DIR := /usr</text:p>
      <text:p text:style-name="P12"></text:p>
      <text:p text:style-name="P12"># CUDA architecture setting: going with all of them.</text:p>
      <text:p text:style-name="P12"># For CUDA &lt; 6.0, comment the *_50 through *_61 lines for compatibility.</text:p>
      <text:p text:style-name="P12"># For CUDA &lt; 8.0, comment the *_60 and *_61 lines for compatibility.</text:p>
      <text:p text:style-name="P12"># For CUDA &gt;= 9.0, comment the *_20 and *_21 lines for compatibility.</text:p>
      <text:p text:style-name="P12">CUDA_ARCH := -gencode arch=compute_20,code=sm_20 \</text:p>
      <text:p text:style-name="P12"><text:tab/><text:tab/>-gencode arch=compute_20,code=sm_21 \</text:p>
      <text:p text:style-name="P12"><text:tab/><text:tab/>-gencode arch=compute_30,code=sm_30 \</text:p>
      <text:p text:style-name="P12"><text:tab/><text:tab/>-gencode arch=compute_35,code=sm_35 \</text:p>
      <text:p text:style-name="P12"><text:tab/><text:tab/>-gencode arch=compute_50,code=sm_50 \</text:p>
      <text:p text:style-name="P12"><text:tab/><text:tab/>-gencode arch=compute_52,code=sm_52 \</text:p>
      <text:p text:style-name="P12"><text:tab/><text:tab/>-gencode arch=compute_60,code=sm_60 \</text:p>
      <text:p text:style-name="P12"><text:tab/><text:tab/>-gencode arch=compute_61,code=sm_61 \</text:p>
      <text:p text:style-name="P12"><text:tab/><text:tab/>-gencode arch=compute_61,code=compute_61</text:p>
      <text:p text:style-name="P12"></text:p>
      <text:p text:style-name="P12"># BLAS choice:</text:p>
      <text:p text:style-name="P12"># atlas for ATLAS (default)</text:p>
      <text:p text:style-name="P12"># mkl for MKL</text:p>
      <text:p text:style-name="P12"># open for OpenBlas</text:p>
      <text:p text:style-name="P12">BLAS := atlas</text:p>
      <text:p text:style-name="P12"># Custom (MKL/ATLAS/OpenBLAS) include and lib directories.</text:p>
      <text:p text:style-name="P12"># Leave commented to accept the defaults for your choice of BLAS</text:p>
      <text:p text:style-name="P12"># (which should work)!</text:p>
      <text:p text:style-name="P12"># BLAS_INCLUDE := /path/to/your/blas</text:p>
      <text:p text:style-name="P12"># BLAS_LIB := /path/to/your/blas</text:p>
      <text:p text:style-name="P12"></text:p>
      <text:p text:style-name="P12"># Homebrew puts openblas in a directory that is not on the standard search path</text:p>
      <text:p text:style-name="P12"># BLAS_INCLUDE := $(shell brew --prefix openblas)/include</text:p>
      <text:p text:style-name="P12"># BLAS_LIB := $(shell brew --prefix openblas)/lib</text:p>
      <text:p text:style-name="P12"></text:p>
      <text:p text:style-name="P12"># This is required only if you will compile the matlab interface.</text:p>
      <text:p text:style-name="P12"><text:soft-page-break/># MATLAB directory should contain the mex binary in /bin.</text:p>
      <text:p text:style-name="P12"># MATLAB_DIR := /usr/local</text:p>
      <text:p text:style-name="P12"># MATLAB_DIR := /Applications/MATLAB_R2012b.app</text:p>
      <text:p text:style-name="P12"></text:p>
      <text:p text:style-name="P12"># NOTE: this is required only if you will compile the python interface.</text:p>
      <text:p text:style-name="P12"># We need to be able to find Python.h and numpy/arrayobject.h.</text:p>
      <text:p text:style-name="P12">PYTHON_INCLUDE := /usr/include/python2.7 \</text:p>
      <text:p text:style-name="P12"><text:tab/><text:tab/>/usr/lib/python2.7/dist-packages/numpy/core/include</text:p>
      <text:p text:style-name="P12"># Anaconda Python distribution is quite popular. Include path:</text:p>
      <text:p text:style-name="P12"># Verify anaconda location, sometimes it's in root.</text:p>
      <text:p text:style-name="P12"># ANACONDA_HOME := $(HOME)/anaconda</text:p>
      <text:p text:style-name="P12"># PYTHON_INCLUDE := $(ANACONDA_HOME)/include \</text:p>
      <text:p text:style-name="P12"><text:tab/><text:tab/># $(ANACONDA_HOME)/include/python2.7 \</text:p>
      <text:p text:style-name="P12"><text:tab/><text:tab/># $(ANACONDA_HOME)/lib/python2.7/site-packages/numpy/core/include</text:p>
      <text:p text:style-name="P12"></text:p>
      <text:p text:style-name="P12"># Uncomment to use Python 3 (default is Python 2)</text:p>
      <text:p text:style-name="P12"># PYTHON_LIBRARIES := boost_python3 python3.5m</text:p>
      <text:p text:style-name="P12"># PYTHON_INCLUDE := /usr/include/python3.5m \</text:p>
      <text:p text:style-name="P12"># <text:s text:c="16"/>/usr/lib/python3.5/dist-packages/numpy/core/include</text:p>
      <text:p text:style-name="P12"></text:p>
      <text:p text:style-name="P12"># We need to be able to find libpythonX.X.so or .dylib.</text:p>
      <text:p text:style-name="P12">PYTHON_LIB := /usr/lib</text:p>
      <text:p text:style-name="P12"># PYTHON_LIB := $(ANACONDA_HOME)/lib</text:p>
      <text:p text:style-name="P12"></text:p>
      <text:p text:style-name="P12"># Homebrew installs numpy in a non standard path (keg only)</text:p>
      <text:p text:style-name="P12"># PYTHON_INCLUDE += $(dir $(shell python -c 'import numpy.core; print(numpy.core.__file__)'))/include</text:p>
      <text:p text:style-name="P12"># PYTHON_LIB += $(shell brew --prefix numpy)/lib</text:p>
      <text:p text:style-name="P12"></text:p>
      <text:p text:style-name="P12"># Uncomment to support layers written in Python (will link against Python libs)</text:p>
      <text:p text:style-name="P12"># WITH_PYTHON_LAYER := 1</text:p>
      <text:p text:style-name="P12"></text:p>
      <text:p text:style-name="P12"># Whatever else you find you need goes here.</text:p>
      <text:p text:style-name="P12">INCLUDE_DIRS := $(PYTHON_INCLUDE) /usr/local/include</text:p>
      <text:p text:style-name="P12">LIBRARY_DIRS := $(PYTHON_LIB) /usr/local/lib /usr/lib</text:p>
      <text:p text:style-name="P12"></text:p>
      <text:p text:style-name="P12"># If Homebrew is installed at a non standard location (for example your home directory) and you use it for general dependencies</text:p>
      <text:p text:style-name="P12"># INCLUDE_DIRS += $(shell brew --prefix)/include</text:p>
      <text:p text:style-name="P12"># LIBRARY_DIRS += $(shell brew --prefix)/lib</text:p>
      <text:p text:style-name="P12"></text:p>
      <text:p text:style-name="P12"># NCCL acceleration switch (uncomment to build with NCCL)</text:p>
      <text:p text:style-name="P12"># https://github.com/NVIDIA/nccl (last tested version: v1.2.3-1+cuda8.0)</text:p>
      <text:p text:style-name="P12"># USE_NCCL := 1</text:p>
      <text:p text:style-name="P12"></text:p>
      <text:p text:style-name="P12"># Uncomment to use `pkg-config` to specify OpenCV library paths.</text:p>
      <text:p text:style-name="P12"># (Usually not necessary -- OpenCV libraries are normally installed in one of the above $LIBRARY_DIRS.)</text:p>
      <text:p text:style-name="P12"># USE_PKG_CONFIG := 1</text:p>
      <text:p text:style-name="P12"></text:p>
      <text:p text:style-name="P12"># N.B. both build and distribute dirs are cleared on `make clean`</text:p>
      <text:p text:style-name="P12">BUILD_DIR := build</text:p>
      <text:p text:style-name="P12"><text:soft-page-break/>DISTRIBUTE_DIR := distribute</text:p>
      <text:p text:style-name="P12"></text:p>
      <text:p text:style-name="P12"># Uncomment for debugging. Does not work on OSX due to https://github.com/BVLC/caffe/issues/171</text:p>
      <text:p text:style-name="P12"># DEBUG := 1</text:p>
      <text:p text:style-name="P12"></text:p>
      <text:p text:style-name="P12"># The ID of the GPU that 'make runtest' will use to run unit tests.</text:p>
      <text:p text:style-name="P12">TEST_GPUID := 0</text:p>
      <text:p text:style-name="P12"></text:p>
      <text:p text:style-name="P12"># enable pretty build (comment to see full commands)</text:p>
      <text:p text:style-name="P12">Q ?= @</text:p>
      <text:p text:style-name="P12"/>
      <text:p text:style-name="P5"/>
      <text:p text:style-name="P6">sudo ldconfig(IN CAFFE_ROOT)</text:p>
      <text:p text:style-name="P7">handtracker.mpi-inf.mpg.de</text:p>
      <text:p text:style-name="P8"><text:a xlink:type="simple" xlink:href="http://graphics.cs.wisc.edu/WP/">http://graphics.cs.wisc.edu/WP/</text:a></text:p>
      <text:p text:style-name="P9">http://people.mpi-inf.mpg.de/~dmeth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49:58.871436639</meta:creation-date>
    <dc:date>2018-12-10T19:47:02.871278392</dc:date>
    <meta:editing-duration>PT3H18M59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9" meta:paragraph-count="874" meta:word-count="3546" meta:character-count="31179" meta:non-whitespace-character-count="27104"/>
  </office:meta>
</office:document-meta>
</file>